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5"/>
        <table:table-column table:style-name="co1" table:number-columns-repeated="9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’</text:p>
          </table:table-cell>
          <table:table-cell office:value-type="string" calcext:value-type="string">
            <text:p>Y0i+1</text:p>
          </table:table-cell>
          <table:table-cell office:value-type="string" calcext:value-type="string">
            <text:p>Y’i+1</text:p>
          </table:table-cell>
          <table:table-cell/>
          <table:table-cell table:style-name="ce5" table:number-columns-repeated="7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table:style-name="ce6"/>
          <table:table-cell/>
          <table:table-cell table:style-name="ce5"/>
          <table:table-cell table:number-columns-repeated="5"/>
          <table:table-cell table:style-name="ce5" office:value-type="string" calcext:value-type="string">
            <text:p>h=</text:p>
          </table:table-cell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6" table:number-columns-repeated="2"/>
          <table:table-cell office:value-type="float" office:value="2.79303" calcext:value-type="float">
            <text:p>2.79303</text:p>
          </table:table-cell>
          <table:table-cell office:value-type="float" office:value="-3.70055" calcext:value-type="float">
            <text:p>-3.70055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2.68929" calcext:value-type="float">
            <text:p>2.68929</text:p>
          </table:table-cell>
          <table:table-cell office:value-type="float" office:value="-3.3593" calcext:value-type="float">
            <text:p>-3.3593</text:p>
          </table:table-cell>
          <table:table-cell table:style-name="ce6"/>
          <table:table-cell office:value-type="float" office:value="4.02913" calcext:value-type="float">
            <text:p>4.02913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6"/>
          <table:table-cell office:value-type="float" office:value="-3.88827" calcext:value-type="float">
            <text:p>-3.88827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-3.55364" calcext:value-type="float">
            <text:p>-3.55364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94777" calcext:value-type="float">
            <text:p>1.94777</text:p>
          </table:table-cell>
          <table:table-cell office:value-type="float" office:value="-3.63152" calcext:value-type="float">
            <text:p>-3.63152</text:p>
          </table:table-cell>
          <table:table-cell table:style-name="ce6" table:number-columns-repeated="2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6"/>
          <table:table-cell table:number-columns-repeated="4"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’</text:p>
          </table:table-cell>
          <table:table-cell office:value-type="string" calcext:value-type="string">
            <text:p>Y0i+1</text:p>
          </table:table-cell>
          <table:table-cell office:value-type="string" calcext:value-type="string">
            <text:p>Y’i+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table:style-name="ce6" table:formula="of:=COS([.B14])-3*(([.E13])^2)*[.B14]" office:value-type="float" office:value="-1.88799583472198" calcext:value-type="float">
            <text:p>-1.887995834721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6" table:formula="of:=[.C13]+(([.D13]+[.F13])/2)*[.$O$4]" office:value-type="float" office:value="2.9556002082639" calcext:value-type="float">
            <text:p>2.9556002082639</text:p>
          </table:table-cell>
          <table:table-cell table:style-name="ce6" table:formula="of:=COS([.B14])-3*(([.C14])^2)*[.B14]" office:value-type="float" office:value="-1.62566761204886" calcext:value-type="float">
            <text:p>-1.62566761204886</text:p>
          </table:table-cell>
          <table:table-cell office:value-type="float" office:value="2.79303" calcext:value-type="float">
            <text:p>2.79303</text:p>
          </table:table-cell>
          <table:table-cell office:value-type="float" office:value="-3.70055" calcext:value-type="float">
            <text:p>-3.700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2.68929" calcext:value-type="float">
            <text:p>2.68929</text:p>
          </table:table-cell>
          <table:table-cell office:value-type="float" office:value="-3.3593" calcext:value-type="float">
            <text:p>-3.3593</text:p>
          </table:table-cell>
          <table:table-cell table:style-name="ce6" table:formula="of:=[.C15]+([.D15])*[.$O$4]" office:value-type="float" office:value="2.35336" calcext:value-type="float">
            <text:p>2.35336</text:p>
          </table:table-cell>
          <table:table-cell office:value-type="float" office:value="-4.02913" calcext:value-type="float">
            <text:p>-4.029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6" table:formula="of:=[.C15]+(([.D15]+[.F15])/2)*[.$O$4]" office:value-type="float" office:value="2.3198685" calcext:value-type="float">
            <text:p>2.3198685</text:p>
          </table:table-cell>
          <table:table-cell office:value-type="float" office:value="-3.88827" calcext:value-type="float">
            <text:p>-3.88827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-3.55364" calcext:value-type="float">
            <text:p>-3.553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94777" calcext:value-type="float">
            <text:p>1.94777</text:p>
          </table:table-cell>
          <table:table-cell office:value-type="float" office:value="-3.63152" calcext:value-type="float">
            <text:p>-3.63152</text:p>
          </table:table-cell>
          <table:table-cell table:style-name="ce6" table:formula="of:=[.C17]+([.D17])*[.$O$4]" office:value-type="float" office:value="1.584618" calcext:value-type="float">
            <text:p>1.584618</text:p>
          </table:table-cell>
          <table:table-cell table:style-name="ce6" table:formula="of:=COS([.B18])-3*(([.E17])^2)*[.B18]" office:value-type="float" office:value="-2.88893874699563" calcext:value-type="float">
            <text:p>-2.888938746995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6" table:formula="of:=[.C17]+(([.D17]+[.F17])/2)*[.$O$4]" office:value-type="float" office:value="1.62174706265022" calcext:value-type="float">
            <text:p>1.6217470626502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1:39:55.301005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3:47:47.384308991</meta:creation-date>
    <dc:date>2024-12-01T04:50:31.011650958</dc:date>
    <meta:editing-duration>PT1H2M28S</meta:editing-duration>
    <meta:editing-cycles>32</meta:editing-cycles>
    <meta:generator>LibreOffice/24.2.6.2$Linux_X86_64 LibreOffice_project/420$Build-2</meta:generator>
    <meta:document-statistic meta:table-count="1" meta:cell-count="58" meta:object-count="0"/>
  </office:meta>
</office:document-meta>
</file>